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fo:font-size="32pt" fo:language="ru" fo:country="RU" fo:font-style="italic" officeooo:rsid="0019f0bb" officeooo:paragraph-rsid="0019f0bb" fo:background-color="transparent" style:font-size-asian="32pt" style:font-style-asian="italic" style:font-size-complex="3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дачи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6T16:17:43.037000000</meta:creation-date>
    <dc:date>2021-05-26T16:18:34.986000000</dc:date>
    <meta:editing-duration>PT52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1.3.2$Windows_X86_64 LibreOffice_project/47f78053abe362b9384784d31a6e56f8511eb1c1</meta:generator>
  </office:meta>
</office:document-meta>
</file>